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543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5047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8.7917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w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rrect Output</text:p>
          </table:table-cell>
          <table:table-cell table:style-name="ce1" office:value-type="string" calcext:value-type="string">
            <text:p>Classifier Output</text:p>
          </table:table-cell>
          <table:table-cell office:value-type="string" calcext:value-type="string">
            <text:p>Score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1" table:number-columns-repeated="1019"/>
        </table:table-row>
        <table:table-row table:style-name="ro1">
          <table:table-cell office:value-type="string" calcext:value-type="string">
            <text:p>https://www.theeroticreview.com/reviews/show.asp?id=170394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eroticreview.com/link/link.asp?ID=66260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awnybrie.com/contact.php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ukeisback.com/2007/08/tawny-roberts-vs-her-ex-bf-marvin-jones-jr/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ppyescorts.com/escorts/russia/saratov/tawny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date-check.com/ref.asp?w=ta5290f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lasvegas.69escorts.net/escorts/tawny-brie-american-escort-in-lasvegas-ref_59-EN.html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happyspinster1.com/p/tawnys-trilogy-box-set.html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leveland.date-check.com/pp15/ta5290f.htm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iterotica.com/s/my-neighbor-the-escort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ityvibe.com/losangeles/Escorts/petitie-and-y-bombshell/1619377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call-london-escorts.com/girls/meet-tawny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awnysunfun.escortfiles.com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jasonlepleymotorsport.co.uk/ppumex.ht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johnny-john.com/knew/10-best-escorts-in-miami-2q14/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armansautomotive.co.uk/showroom/67/ford-escort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wankyu.nl/board/324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witter.com/ibizahoney/status/63475611294490214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mgur.com/a/xplPA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xhamster.com/movies/1322452/filipina_escort_girl_tawny_by_snahbrandy.html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awnybrie.com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interest.com/tawnyfrazier/bridezilla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vitorrentz.com/torrent/0f338851704add9a2adb738cc9529c19e28bbfea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.tnaflix.com/hairy-porn/Filipina-Escort-Girl-Tawny-by-snahbrandy/video374618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liebelib.com/fort-lauderdale-escort-tawny/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formula="of:=21/25" office:value-type="float" office:value="0.84" calcext:value-type="float">
            <text:p>0.84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essica_blue_eyes" table:style-name="ta1">
        <table:table-column table:style-name="co6" table:default-cell-style-name="Default"/>
        <table:table-column table:style-name="co7" table:default-cell-style-name="ce3"/>
        <table:table-column table:style-name="co8" table:default-cell-style-name="ce4"/>
        <table:table-column table:style-name="co5" table:default-cell-style-name="ce1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rrect Output</text:p>
          </table:table-cell>
          <table:table-cell table:style-name="ce1" office:value-type="string" calcext:value-type="string">
            <text:p>Classifier Output</text:p>
          </table:table-cell>
          <table:table-cell office:value-type="string" calcext:value-type="string">
            <text:p>Score</text:p>
          </table:table-cell>
          <table:table-cell table:style-name="ce1"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http://www.usasexguide.info/forum/showthread.php?6115-Escort-Classified-Ads-Posted-by-Escorts-No-Reviews-or-Commentary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girl-directory.com/miami-escorts.php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scarletblue.com.au/escort/jessica-lusciou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ik-services.co.uk/jessica-leeds-escorts.ht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san-diego.date-check.com/Ashow-escort-pub.asp?ProID=js2101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cityvibe.com/pleasanton/Escorts/beautiful-blue-eyed-coke-bottle-shape-blonde-in-town-now-pleasanton-828-830/164664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vipescorts24.com/miami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exclusivecompanyescorts.co.uk/escort-jessica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escortbusts.com/347-598-0601/?phone=3475980601&amp;id=6013949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dallasescorter.com/dallas-escorts/jessica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nashville.classivox.com/female-escorts/615-474-1019-hi-guysim-jessica-long-blonde-hair-blue-eyeslong-legs-57122lbs36c/v/196599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escortpost.com/escorts/city_pennsylvania/gender_femal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thatmall.com/locations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cityvibe.com/etobicoke/Escorts/jessica-t-blond-blue-eyes-ht-new-video/13849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kizlarintr.com/en/escort/Jessica-95532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privategirls.com.au/melbourne_escorts.php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avisbabes.com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happyescorts.com/escorts/hungary/budapest/jessica-sta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chattanooga.classivox.com/female-escorts/615-209-8703-hello-gentlemenim-jessica-long-blonde-hair-blue-eyes-57122lbs36c-24/v/226411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slixa.ca/browse/blue-eyed-escort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longisland.backpage.com/FemaleEscorts/jessica-blue-eyed-hottie-home-from-collage-22-22/6743847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slixa.com/browse/blue-eyed-escort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longisland.backpage.com/FemaleEscorts/jessica-blue-eyed-hottie-home-from-collage-in-holbrook-22/6554325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longisland.backpage.com/FemaleEscorts/jessica-blue-eyed-hottie-home-from-collage-in-holbrook/5887890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twitter.com/jess_cns_escor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esa.co.za/forum/thread.php?threadID=83766&amp;returnPage=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veronicas-secret.eu/escorts/jessica.htm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sensation-escort.com/escorts/jessica.htm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table:formula="of:=23/28" office:value-type="float" office:value="0.821428571428571" calcext:value-type="float">
            <text:p>0.8214285714</text:p>
          </table:table-cell>
          <table:table-cell table:number-columns-repeated="1020"/>
        </table:table-row>
      </table:table>
      <table:table table:name="svm" table:style-name="ta1"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5" table:default-cell-style-name="ce1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rrect Output</text:p>
          </table:table-cell>
          <table:table-cell table:style-name="ce1" office:value-type="string" calcext:value-type="string">
            <text:p>Classifier Output</text:p>
          </table:table-cell>
          <table:table-cell office:value-type="string" calcext:value-type="string">
            <text:p>Score</text:p>
          </table:table-cell>
          <table:table-cell table:style-name="ce1"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https://scarletblue.com.au/escort/jessica-lusciou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slixa.ca/browse/blue-eyed-escort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cityvibe.com/pleasanton/Escorts/beautiful-blue-eyed-coke-bottle-shape-blonde-in-town-now-pleasanton-828-830/164664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slixa.com/browse/blue-eyed-escort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cityvibe.com/etobicoke/Escorts/jessica-t-blond-blue-eyes-ht-new-video/1384918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dallasescorter.com/dallas-escorts/jessica/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nashville.classivox.com/female-escorts/615-474-1019-hi-guysim-jessica-long-blonde-hair-blue-eyeslong-legs-57122lbs36c/v/196599/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ik-services.co.uk/jessica-leeds-escorts.htm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twitter.com/jess_cns_escor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backpage-escorts.net/usa/city/long-island/N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thatmall.com/locations/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happyescorts.com/escorts/poland/warsaw/jessica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longisland.backpage.com/FemaleEscorts/jessica-blue-eyed-hottie-home-from-collage-in-holbrook/5887890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longisland.backpage.com/FemaleEscorts/jessica-blue-eyed-hottie-home-from-collage-22-22/6743847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longisland.backpage.com/FemaleEscorts/jessica-blue-eyed-hottie-home-from-collage-in-lindenhurst-22-22/6601296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veronicas-secret.eu/escorts/jessica.htm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sensation-escort.com/escorts/jessica.htm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escortbusts.com/347-598-0601/?phone=3475980601&amp;id=6013949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://www.esa.co.za/forum/thread.php?threadID=83766&amp;returnPage=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escortpost.com/escorts/city_pennsylvania/gender_fema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ccuracy</text:p>
          </table:table-cell>
          <table:table-cell table:style-name="Default" table:formula="of:=14/20 * 100" office:value-type="float" office:value="70" calcext:value-type="float">
            <text:p>7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tawny.A3:tawny.C27" table:contains-header="false" table:orientation="column"/>
        <table:database-range table:name="__Anonymous_Sheet_DB__2" table:target-range-address="svm.A3:svm.D2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6:05:11.005919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4:41:25.895893195</meta:creation-date>
    <dc:date>2015-11-24T17:00:52.146175172</dc:date>
    <meta:editing-duration>PT2H23M23S</meta:editing-duration>
    <meta:editing-cycles>7</meta:editing-cycles>
    <meta:generator>LibreOffice/4.2.8.2$Linux_X86_64 LibreOffice_project/420m0$Build-2</meta:generator>
    <meta:document-statistic meta:table-count="3" meta:cell-count="308" meta:object-count="0"/>
  </office:meta>
</office:document-meta>
</file>